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unito" svg:font-family="Nunito, sans-serif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3c8d6" officeooo:paragraph-rsid="0013c8d6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5b51c" officeooo:paragraph-rsid="0015b51c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bold" officeooo:rsid="0015b51c" officeooo:paragraph-rsid="0015b51c" style:font-weight-asian="bold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6786b" officeooo:paragraph-rsid="0016786b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80f9f" officeooo:paragraph-rsid="00180f9f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bold" officeooo:rsid="00180f9f" officeooo:paragraph-rsid="00180f9f" style:font-weight-asian="bold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9b65c" officeooo:paragraph-rsid="0019b65c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normal" officeooo:rsid="0019f5a9" officeooo:paragraph-rsid="0019f5a9" style:font-weight-asian="normal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normal" officeooo:rsid="0019f5a9" officeooo:paragraph-rsid="001aae08" style:font-weight-asian="normal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normal" officeooo:rsid="001aae08" officeooo:paragraph-rsid="001aae08" style:font-weight-asian="normal" style:font-weight-complex="normal"/>
    </style:style>
    <style:style style:name="T1" style:family="text">
      <style:text-properties fo:font-variant="normal" fo:text-transform="none" fo:color="#1f1f1f" loext:opacity="100%" style:font-name="Nunito" fo:font-size="10.5pt" fo:letter-spacing="normal" fo:font-style="normal"/>
    </style:style>
    <style:style style:name="T2" style:family="text">
      <style:text-properties fo:font-variant="normal" fo:text-transform="none" fo:color="#1f1f1f" loext:opacity="100%" fo:letter-spacing="normal"/>
    </style:style>
    <style:style style:name="T3" style:family="text">
      <style:text-properties fo:font-variant="normal" fo:text-transform="none" fo:color="#1f1f1f" loext:opacity="100%" style:font-name="Nunito" fo:font-size="10.5pt" fo:letter-spacing="normal" fo:font-style="normal" fo:font-weight="normal"/>
    </style:style>
    <style:style style:name="T4" style:family="text">
      <style:text-properties fo:font-variant="normal" fo:text-transform="none" fo:color="#1f1f1f" loext:opacity="100%" style:font-name="Nunito" fo:font-size="10.5pt" fo:letter-spacing="normal" fo:font-style="normal" fo:font-weight="normal" officeooo:rsid="0015b51c"/>
    </style:style>
    <style:style style:name="T5" style:family="text">
      <style:text-properties fo:font-variant="normal" fo:text-transform="none" fo:color="#1f1f1f" loext:opacity="100%" style:font-name="Nunito" fo:font-size="10.5pt" fo:letter-spacing="normal" fo:font-style="normal" fo:font-weight="normal" officeooo:rsid="0015d406"/>
    </style:style>
    <style:style style:name="T6" style:family="text">
      <style:text-properties fo:font-variant="normal" fo:text-transform="none" fo:color="#1f1f1f" loext:opacity="100%" style:font-name="Nunito" fo:font-size="10.5pt" fo:letter-spacing="normal" fo:font-style="normal" fo:font-weight="normal" officeooo:rsid="00180f9f"/>
    </style:style>
    <style:style style:name="T7" style:family="text">
      <style:text-properties fo:font-variant="normal" fo:text-transform="none" fo:color="#1f1f1f" loext:opacity="100%" style:font-name="Nunito" fo:font-size="10.5pt" fo:letter-spacing="normal" fo:font-style="normal" fo:font-weight="normal" officeooo:rsid="0019f5a9"/>
    </style:style>
    <style:style style:name="T8" style:family="text">
      <style:text-properties fo:font-variant="normal" fo:text-transform="none" fo:color="#1f1f1f" loext:opacity="100%" style:font-name="Nunito" fo:font-size="10.5pt" fo:letter-spacing="normal" fo:font-style="normal" officeooo:rsid="001aae08"/>
    </style:style>
    <style:style style:name="T9" style:family="text">
      <style:text-properties fo:font-variant="normal" fo:text-transform="none" fo:color="#1f1f1f" loext:opacity="100%" style:font-name="Nunito" fo:font-size="10.5pt" fo:letter-spacing="normal" fo:font-style="normal" officeooo:rsid="001af1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riefly outline your professional plans and career objectives in your own words, explaining and substantiating why you want to do PGP</text:span><text:span text:style-name="T2"> </text:span><text:span text:style-name="T1">and what you expect to get from it?</text:span></text:p>
      <text:p text:style-name="P2"><text:span text:style-name="T3"/></text:p>
      <text:p text:style-name="P3"><text:span text:style-name="T3">After working at a job for 3 years, I understood my interests and what I want to do at least for the next 10 years. I want to be on the forefront of actually running a business. There are multiple types of roles that fit in the general description of “running a business”. There are roles like a Product Manager, Operations Manager, Business Development </text:span><text:span text:style-name="T4">Manager etc</text:span><text:span text:style-name="T3">. I want roles where I am </text:span><text:span text:style-name="T4">not just a cog in a machine but actually building a machinery from the ground up. I want to solve problems, bigger problems with bigger impact.</text:span></text:p>
      <text:p text:style-name="P4"><text:span text:style-name="T3">To be at such a role either you are lucky to get an opportunity of apprenticeship under someone who is already doing it. I had been looking for such opportunities in the market but to no avail, I do not have many connections or a good network to find such opportunities. Also I lack the skills since I have only started my career. </text:span></text:p>
      <text:p text:style-name="P4"><text:span text:style-name="T3">I intend to be trained and be ready for any challenges that I will face at such roles. If there is no challenge, there is no growth. I am a sort of person who will get depressed if there is no challenge, and the challenge/competition should be with oneself in order to grow. Form this platform I aim to learn the desired skills in the market </text:span><text:span text:style-name="T5">or at least become more capable and informed to align myself with the market. </text:span><text:span text:style-name="T3">Second to build a network of people from whom I can learn and to find more opportunities for growth. </text:span></text:p>
      <text:p text:style-name="P4"><text:span text:style-name="T3"/></text:p>
      <text:p text:style-name="P5"><text:span text:style-name="T1">Describe your strengths and weakness as identified by you?</text:span></text:p>
      <text:p text:style-name="P4"><text:span text:style-name="T3"/></text:p>
      <text:p text:style-name="P6"><text:span text:style-name="T3">I am the type of person who cares about work and what it is giving me if I am investing my time in it. This is a strength in the sense that if I am doing something I will be giving my 100%. But this quality has it’s flaws. I can be perceived as arrogant, anti-social at work. I do not like to talk about anything else while at work and this has created problems with colleagues.</text:span></text:p>
      <text:p text:style-name="P6"><text:span text:style-name="T3">I am communicative and believe that anything we do in life the communication should be solid for if it’s not things will fall apart. </text:span></text:p>
      <text:p text:style-name="P6"><text:span text:style-name="T3">I value precision in anything I do and try not to waste time with extra fluff </text:span><text:span text:style-name="T6">either in communication (like using words which are fancy but do not communicate the idea to peers which is waste of words and energy) or in work. </text:span></text:p>
      <text:p text:style-name="P7"><text:span text:style-name="T3">I value feedback and try to orient myself according to feedback.</text:span></text:p>
      <text:p text:style-name="P7"><text:span text:style-name="T3"/></text:p>
      <text:p text:style-name="P7"><text:span text:style-name="T3">The major flaw I would like to point out in me is I am a perfectionist, this has till now led to multiple failures in life. I want things certain way and usually I set the bar so high for quality that I get lost in trying to meet my own unrealistic expectations and in the end failing to deliver results.</text:span></text:p>
      <text:p text:style-name="P7"><text:span text:style-name="T3">I am still working on this by changing how I do things and constantly analysing myself and what I do and if it’s achieving results. I would say I am still bad at this and learning to balance it out with actual results.</text:span></text:p>
      <text:p text:style-name="P7"><text:span text:style-name="T3"/></text:p>
      <text:p text:style-name="P7"><text:span text:style-name="T3"/></text:p>
      <text:p text:style-name="P8"><text:span text:style-name="T1">What are your present hobbies? </text:span></text:p>
      <text:p text:style-name="P7"><text:span text:style-name="T3"/></text:p>
      <text:p text:style-name="P9"><text:span text:style-name="T3">I have an interest in theatre. I have completed a workshop with a theatre group in Hyderabad name</text:span><text:span text:style-name="T7">ly</text:span><text:span text:style-name="T3"> Sifar Theatre Productions. This workshop was not supposed to make a performer out of me but actually show me a mirror of what I am. It might be a bit cliche to say but this workshop gave me a much needed perspective on life. </text:span></text:p>
      <text:p text:style-name="P9"><text:span text:style-name="T3">I read books. Usually I read fiction, that too classics to understand more about people and different cultures. I read a bit of non-fiction too but they can get boring. </text:span></text:p>
      <text:p text:style-name="P9"><text:span text:style-name="T3">I don’t know if it counts as a hobby but I like exploring a city, I have lived in Hyderabad for 2 years and have tried my best to explore the city and get to know it’s culture.</text:span></text:p>
      <text:p text:style-name="P7"><text:span text:style-name="T3"/></text:p>
      <text:p text:style-name="P7"><text:span text:style-name="T3"/></text:p>
      <text:p text:style-name="P8"><text:span text:style-name="T1">What is your most significant accomplishment so far? </text:span></text:p>
      <text:p text:style-name="P10"><text:span text:style-name="T1"/></text:p>
      <text:p text:style-name="P11"><text:span text:style-name="T1">My most significant achievement till now for me is the theatre workshop. I went through it despite all my fears and limitations. To pursue arts </text:span><text:span text:style-name="T8">at my age in India</text:span><text:span text:style-name="T1">, one must be free – not financially but mentally. One must think freely </text:span><text:span text:style-name="T8">and one must have the conviction to pursue. </text:span></text:p>
      <text:p text:style-name="P11"><text:span text:style-name="T8">I don’t know what drove me. If this opportunity was presented to me a year ago I would have given up at hearing the price of the workshop. I managed the money for the workshop which was a big amount </text:span><text:soft-page-break/><text:span text:style-name="T8">considering how much I am earning and where I am living. The workshop started everyday in the morning at 7 and I showed everyday on time for that. </text:span></text:p>
      <text:p text:style-name="P12"><text:span text:style-name="T8">I </text:span><text:span text:style-name="T1">might have not gotten where I wanted to with this workshop but it showed me where I should be going. I am proud of myself for completing this workshop despite of all the challenges </text:span><text:span text:style-name="T9">and fears I had in my mind. This made me believe that I can free myself from the prison of thoughts that I had built for myself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unito" svg:font-family="Nuni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3T12:04:29.862000000</meta:creation-date>
    <dc:date>2025-01-03T14:37:29.715000000</dc:date>
    <meta:editing-duration>PT1H12M27S</meta:editing-duration>
    <meta:editing-cycles>2</meta:editing-cycles>
    <meta:generator>LibreOffice/24.8.3.2$Windows_X86_64 LibreOffice_project/48a6bac9e7e268aeb4c3483fcf825c94556d9f92</meta:generator>
    <meta:document-statistic meta:table-count="0" meta:image-count="0" meta:object-count="0" meta:page-count="2" meta:paragraph-count="19" meta:word-count="880" meta:character-count="4625" meta:non-whitespace-character-count="3753"/>
  </office:meta>
</office:document-meta>
</file>